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PropertiesContextCustomizerTests.emptyPropertyNameResults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PropertiesContextCustomizerTests.customizeContextAddsProperty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micPropertiesContextCustomizerTests.createWhenBadDynamicPropertiesSignature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PropertySourceTestCase.nonStatic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ynamicPropertiesContextCustomizerTests.nullValueSupplierResults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PropertiesContextCustomizerTests.createWhenNonStaticDynamicPropertiesMethod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PropertySourceTestCase.emptyName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ySourceTestCase.badArgs( String b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ynamicPropertySourceTestCase.valid2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PropertiesContextCustomizerTests.customizerFor( String ...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iesContextCustomizerTests.nullPropertyNameResultsI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PropertySourceTestCase.nullValueSupplier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iesContextCustomizerTests.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PropertySourceTestCase.nullName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ropertiesContextCustomizerTests.findMethods( String ...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PropertySourceTestCase.valid1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